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Text_20_body">
      <style:text-properties officeooo:rsid="00dc42eb" officeooo:paragraph-rsid="00dc42eb"/>
    </style:style>
    <style:style style:name="P2" style:family="paragraph" style:parent-style-name="Normal">
      <style:text-properties fo:font-style="normal" fo:font-weight="normal" officeooo:rsid="002139aa" officeooo:paragraph-rsid="00d7f464" style:font-style-asian="normal" style:font-weight-asian="normal" style:font-style-complex="normal" style:font-weight-complex="normal"/>
    </style:style>
    <style:style style:name="P3" style:family="paragraph" style:parent-style-name="Normal">
      <style:text-properties fo:font-style="normal" fo:font-weight="normal" officeooo:rsid="001ff8ac" officeooo:paragraph-rsid="00d7f464" style:font-style-asian="normal" style:font-weight-asian="normal" style:font-style-complex="normal" style:font-weight-complex="normal"/>
    </style:style>
    <style:style style:name="P4" style:family="paragraph" style:parent-style-name="Normal">
      <style:text-properties fo:font-style="normal" fo:font-weight="normal" officeooo:rsid="0022bf18" officeooo:paragraph-rsid="00d9908e" style:font-style-asian="normal" style:font-weight-asian="normal" style:font-style-complex="normal" style:font-weight-complex="normal"/>
    </style:style>
    <style:style style:name="P5" style:family="paragraph" style:parent-style-name="Text_20_body">
      <style:text-properties fo:font-style="normal" officeooo:rsid="00db02e0" officeooo:paragraph-rsid="00d03549" style:font-style-asian="normal" style:font-style-complex="normal"/>
    </style:style>
    <style:style style:name="P6" style:family="paragraph" style:parent-style-name="Text_20_body">
      <style:text-properties fo:font-style="normal" officeooo:rsid="00d6fa62" officeooo:paragraph-rsid="00d6fa62" style:font-style-asian="normal" style:font-style-complex="normal"/>
    </style:style>
    <style:style style:name="P7" style:family="paragraph" style:parent-style-name="Normal">
      <style:text-properties fo:font-style="normal" style:text-underline-style="none" fo:font-weight="normal" officeooo:rsid="0022bf18" officeooo:paragraph-rsid="00d7f464" style:font-style-asian="normal" style:font-weight-asian="normal" style:font-style-complex="normal" style:font-weight-complex="normal"/>
    </style:style>
    <style:style style:name="P8" style:family="paragraph" style:parent-style-name="Normal">
      <style:text-properties fo:font-style="normal" style:text-underline-style="none" fo:font-weight="normal" officeooo:rsid="0022bf18" officeooo:paragraph-rsid="00d9908e" style:font-style-asian="normal" style:font-weight-asian="normal" style:font-style-complex="normal" style:font-weight-complex="normal"/>
    </style:style>
    <style:style style:name="P9" style:family="paragraph" style:parent-style-name="Normal">
      <style:text-properties fo:font-style="normal" style:text-underline-style="none" fo:font-weight="normal" officeooo:rsid="00db02e0" officeooo:paragraph-rsid="00db02e0" style:font-style-asian="normal" style:font-weight-asian="normal" style:font-style-complex="normal" style:font-weight-complex="normal"/>
    </style:style>
    <style:style style:name="P10" style:family="paragraph" style:parent-style-name="Text_20_body">
      <style:text-properties officeooo:rsid="00d679f1" officeooo:paragraph-rsid="00d679f1"/>
    </style:style>
    <style:style style:name="P11" style:family="paragraph" style:parent-style-name="Text_20_body">
      <style:text-properties officeooo:rsid="00d6fa62" officeooo:paragraph-rsid="00d6fa62"/>
    </style:style>
    <style:style style:name="P12" style:family="paragraph" style:parent-style-name="Text_20_body">
      <style:text-properties officeooo:rsid="00d78763" officeooo:paragraph-rsid="00d78763"/>
    </style:style>
    <style:style style:name="P13" style:family="paragraph" style:parent-style-name="Text_20_body">
      <style:text-properties officeooo:rsid="00dd08c7" officeooo:paragraph-rsid="00dde64e"/>
    </style:style>
    <style:style style:name="P14" style:family="paragraph" style:parent-style-name="Text_20_body">
      <style:text-properties officeooo:rsid="00d03549" officeooo:paragraph-rsid="00d03549"/>
    </style:style>
    <style:style style:name="P15" style:family="paragraph" style:parent-style-name="Normal">
      <style:text-properties fo:font-style="italic" officeooo:rsid="0022bf18" officeooo:paragraph-rsid="00d9908e" style:font-style-asian="italic" style:font-style-complex="italic"/>
    </style:style>
    <style:style style:name="P16" style:family="paragraph" style:parent-style-name="Heading_20_1" style:list-style-name="" style:master-page-name="MP0">
      <style:paragraph-properties style:page-number="auto" fo:break-before="page"/>
    </style:style>
    <style:style style:name="P17" style:family="paragraph" style:parent-style-name="Heading_20_1">
      <style:text-properties officeooo:rsid="0090e9e0" officeooo:paragraph-rsid="0090e9e0"/>
    </style:style>
    <style:style style:name="P18" style:family="paragraph" style:parent-style-name="Heading_20_2">
      <style:text-properties officeooo:rsid="00ce2a2b" officeooo:paragraph-rsid="00ce2a2b"/>
    </style:style>
    <style:style style:name="P19" style:family="paragraph" style:parent-style-name="Heading_20_2">
      <style:text-properties officeooo:rsid="00dc42eb" officeooo:paragraph-rsid="00dc42eb"/>
    </style:style>
    <style:style style:name="T1" style:family="text">
      <style:text-properties fo:font-style="normal" style:font-style-asian="normal" style:font-style-complex="normal"/>
    </style:style>
    <style:style style:name="T2" style:family="text">
      <style:text-properties fo:font-style="normal" officeooo:rsid="009419f8" style:font-style-asian="normal" style:font-style-complex="normal"/>
    </style:style>
    <style:style style:name="T3" style:family="text">
      <style:text-properties fo:font-style="normal" officeooo:rsid="00d16e8b" style:font-style-asian="normal" style:font-style-complex="normal"/>
    </style:style>
    <style:style style:name="T4" style:family="text">
      <style:text-properties fo:font-style="normal" officeooo:rsid="00d6180a" style:font-style-asian="normal" style:font-style-complex="normal"/>
    </style:style>
    <style:style style:name="T5" style:family="text">
      <style:text-properties fo:font-style="normal" officeooo:rsid="00e35df7" style:font-style-asian="normal" style:font-style-complex="normal"/>
    </style:style>
    <style:style style:name="T6" style:family="text">
      <style:text-properties fo:font-style="normal" officeooo:rsid="00e65a8c"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officeooo:rsid="00271926"/>
    </style:style>
    <style:style style:name="T10" style:family="text">
      <style:text-properties officeooo:rsid="00ce2a2b"/>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none" officeooo:rsid="0022bf18" style:font-style-asian="italic" style:font-style-complex="italic"/>
    </style:style>
    <style:style style:name="T14" style:family="text">
      <style:text-properties style:text-underline-style="none"/>
    </style:style>
    <style:style style:name="T15" style:family="text">
      <style:text-properties style:text-underline-style="none" officeooo:rsid="0022bf18"/>
    </style:style>
    <style:style style:name="T16" style:family="text">
      <style:text-properties style:text-underline-style="none" fo:font-weight="normal" style:font-weight-asian="normal" style:font-weight-complex="normal"/>
    </style:style>
    <style:style style:name="T17" style:family="text">
      <style:text-properties style:text-underline-style="none" officeooo:rsid="0103540e"/>
    </style:style>
    <style:style style:name="T18" style:family="text">
      <style:text-properties officeooo:rsid="00dd08c7"/>
    </style:style>
    <style:style style:name="T19" style:family="text">
      <style:text-properties officeooo:rsid="00ddcfb2"/>
    </style:style>
    <style:style style:name="T20" style:family="text">
      <style:text-properties officeooo:rsid="00dde64e"/>
    </style:style>
    <style:style style:name="T21" style:family="text">
      <style:text-properties officeooo:rsid="00e9ef88"/>
    </style:style>
    <style:style style:name="T22" style:family="text">
      <style:text-properties officeooo:rsid="00ea8f63"/>
    </style:style>
    <style:style style:name="T23" style:family="text">
      <style:text-properties officeooo:rsid="00eb7e74"/>
    </style:style>
    <style:style style:name="T24" style:family="text">
      <style:text-properties officeooo:rsid="00eddcb9"/>
    </style:style>
    <style:style style:name="T25" style:family="text">
      <style:text-properties officeooo:rsid="00f10f4c"/>
    </style:style>
    <style:style style:name="T26" style:family="text">
      <style:text-properties officeooo:rsid="00f291aa"/>
    </style:style>
    <style:style style:name="T27" style:family="text">
      <style:text-properties officeooo:rsid="00f446c6"/>
    </style:style>
    <style:style style:name="T28" style:family="text">
      <style:text-properties officeooo:rsid="00f8a845"/>
    </style:style>
    <style:style style:name="T29" style:family="text">
      <style:text-properties officeooo:rsid="00fbca37"/>
    </style:style>
    <style:style style:name="T30" style:family="text">
      <style:text-properties officeooo:rsid="01029a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Part <text:span text:style-name="T9">3</text:span>, Chapter <text:span text:style-name="T10">4</text:span></text:h>
      <text:h text:style-name="P17" text:outline-level="1">Hot Wallet Security – <text:span text:style-name="T10">Software Hygiene</text:span></text:h>
      <text:h text:style-name="P18" text:outline-level="2">Safe Software Installation</text:h>
      <text:p text:style-name="P14"><text:span text:style-name="T2">S</text:span><text:span text:style-name="T1">afe and secure backups ensure your cryptocurrency keys remain in your hands, and not those of an attacker. But we must also ensure the software that generates those keys in the first place is legitimate and secure. </text:span><text:span text:style-name="T3">Malicious crypto software remains a devious avenue for attackers to steal your coins. </text:span><text:span text:style-name="T4">In order to install safe software, there’s several practices we can follow. </text:span></text:p>
      <text:p text:style-name="P10"><text:span text:style-name="T4">F</text:span><text:span text:style-name="T1">or mobile wallets, one of the simplest ways we can ensure safe installation is to only download from the official app store for our device. For Android, this is the Google Play store. For Apple, </text:span><text:span text:style-name="T5">this is </text:span><text:span text:style-name="T1">the App Store. This is not a guarantee of safe software, and malicious apps can sometimes make it into these stores. However, the vetting process that app developers must follow generally works well and prevents a good chunk of malicious code from getting onto end-user devices. This process </text:span><text:span text:style-name="T6">will likely</text:span><text:span text:style-name="T1"> catch malware that might do something like swap addresses or scan your phone for keys. It may or may not be good enough to catch issues like poor-entropy key generation, but it’s a start. </text:span></text:p>
      <text:p text:style-name="P6">Another practice that can be helpful here is to look at the account and number of installations for a particular app. Although we all wish to give new developers a chance to grow, it’s generally safer to choose popular and therefore well-test<text:span text:style-name="T21">ed</text:span> crypto applications. If you wish to install something like Coinbase Wallet or Coinomi, it’s simple to check that the app link <text:span text:style-name="T22">and </text:span>developer name match <text:soft-page-break/>the link on the main website for that company. <text:s/>Coinomi, for example, has a link on their website to download the Android app. If you search “Coinomi” in Google Play, ensure the information matches. Checking that the app has a substantial number of downloads and reviews, while imperfect, can also lend some credibility. We know that Coinbase is a popular exchange, so a fake “Coinbase” app with a few thousand downloads would be a bit suspicious. </text:p>
      <text:p text:style-name="P6">For Desktop software, the vetting process is a bit more complicated. Anyone can write and distribute software for a PC, and unless you’re going through something like the Microsoft store for every application, there’s little vetting. Anyone can <text:span text:style-name="T23">host</text:span> a software download on their site <text:span text:style-name="T28">that</text:span> you can install without any significant warnings or barriers. That said, there are also best practices we can follow to ensure the validity of our finance-critical software.</text:p>
      <text:p text:style-name="P11"><text:span text:style-name="T1">First, try to navigate directly to the known main website of a company or open-source project for the software we wish to use. Relying directly on Google, Bing, DuckDuckGo searches can be misleading, as ad spaces have been used to trick users into installing malicious software. Be wary of URLs that look </text:span><text:span text:style-name="T11">similar</text:span><text:span text:style-name="T1"> to the target, such as E1ectrum.org (with a one in place of the l) instead of Electrum.org. </text:span></text:p>
      <text:p text:style-name="P12"><text:span text:style-name="T1">More importantly, it’s a great practice to learn how to verify software files’ hashes and signatures when downloading. Wallets like Electrum, as an example, provide a </text:span><text:span text:style-name="T11">hash</text:span><text:span text:style-name="T1"> and a </text:span><text:span text:style-name="T11">signature</text:span><text:span text:style-name="T1"> alongside their software binaries. Hashes and signatures are used to verify both the </text:span><text:span text:style-name="T11">integrity</text:span><text:span text:style-name="T1"> and </text:span><text:span text:style-name="T12">authenticity</text:span><text:span text:style-name="T7"> of the software, respectively. </text:span></text:p>
      <text:p text:style-name="P3"><text:span text:style-name="T11">Integrity</text:span> means verifying that a message (in this case, our software) has not been tampered with in transit. So, for example, <text:soft-page-break/>ensuring that the software downloaded correctly from a website or <text:span text:style-name="T30">was</text:span> passed along from a repository without tampering. </text:p>
      <text:p text:style-name="P3"/>
      <text:p text:style-name="P2">Hash functions are commonly used for this purpose. A website or repository that shares software downloads will often include the hash of that binary alongside the software itself. To verify the integrity of <text:span text:style-name="T24">a software download</text:span>, the <text:span text:style-name="T24">user runs</text:span> a hashing algorithm on the file contents. Often, SHA-256 is used as it is a common, secure algorithm. The user verifies that the SHA-256 hash of the downloaded software matches exactly with the one provided from the website. </text:p>
      <text:p text:style-name="P2"/>
      <text:p text:style-name="P2"><text:span text:style-name="T14">Cryptographic hashes are excellent for this </text:span><text:span text:style-name="T17">purpose </text:span><text:span text:style-name="T14">as even one bit of difference between files results in radically different values, meaning it’s easy to visually and computationally verify the integrity of the software. </text:span><text:span text:style-name="T15">The hash is also sometimes called the </text:span><text:span text:style-name="T13">fingerprint</text:span><text:span text:style-name="T15">.</text:span></text:p>
      <text:p text:style-name="P7"/>
      <text:p text:style-name="P4">Using hash functions for integrity sounds like enough, right? Verify<text:span text:style-name="T25">ing</text:span> the hash/fingerprint means the software hasn’t been tampered with from the website, so that must mean it is the legitimate bits we want. Well, not quite. This method does, indeed, verify that the software hasn’t been tampered with from website to user. But what if the website itself is compromised? Maybe an attacker gained access to a web server and replaced both the software and the hash<text:span text:style-name="T11">. </text:span>How can we be sure our software came from the intended author?<text:span text:style-name="T11"> </text:span>This is <text:span text:style-name="T12">authentication – </text:span><text:span text:style-name="T14">verifying that software came from the expected sender. </text:span></text:p>
      <text:p text:style-name="P4"/>
      <text:p text:style-name="P15"><text:span text:style-name="T8">Digital signatures</text:span><text:span text:style-name="T16"> </text:span><text:span text:style-name="T8">are used for this purpose. Digital signatures use similar asymmetric cryptography to that used for Bitcoin keys and addresses. The software publisher uses their private key to sign the software. Anyone with a copy of the public key can verify the signature, but nobody can create a signed software package without the secret private key. This provides our authentication scheme – anyone can easily verify that a signed package only came from the person with the right private key. </text:span></text:p>
      <text:p text:style-name="P8"/>
      <text:p text:style-name="P9"><text:soft-page-break/>By learning to verify hashes and signatures, we can help ensure the software we’re downloading for our cryptocurrency wallets is legitimate. Although this process takes some time and a bit of technical learning, it’s a critical step for the security of our assets. Taking the time to learn this process can save us from the greater pain of <text:span text:style-name="T26">having </text:span>coins stolen by a malicious application. </text:p>
      <text:p text:style-name="P9"/>
      <text:h text:style-name="P19" text:outline-level="2">Software and Device Maintenance</text:h>
      <text:p text:style-name="P1">Once we have legitimate, safe wallet software installed, we must maintain it. Usually, this process is hands off and straightforward, with the application auto-updating or prompting the user to manually install periodic updates. <text:span text:style-name="T18">Any vulnerabilities should be promptly patched to avoid malicious actors exploiting them. <text:s/>Patching is a software industry term for applying updated code that fixes a bug or vulnerability.</text:span></text:p>
      <text:p text:style-name="P13">Our overall device hygiene must be maintained as well. Whether you are using Windows, Mac OSX, or Linux, make sure you have a reasonable anti-malware program installed and run it regularly. Keep up with operating system software updates so that attackers can’t exploit serious vulnerabilities to run malicious code on your machine. <text:span text:style-name="T20">If you’re using Android or iOS, don’t ignore your phone’s prompts to install operating system </text:span><text:span text:style-name="T29">updates</text:span><text:span text:style-name="T20">. </text:span></text:p>
      <text:p text:style-name="P13"><text:span text:style-name="T19">Take care with what non-crypto-</text:span><text:span text:style-name="T20">related</text:span><text:span text:style-name="T19"> software you install. Game cheats, pirated software, and other common avenues for </text:span><text:span text:style-name="T27">malware</text:span><text:span text:style-name="T19"> can trick you into installing address-swapping or seed-scanning malware without you even knowing that your crypto is being targeted. </text:span><text:span text:style-name="T20">If you’re installing cryptocurrency wallets on your daily-driver computer, take extra care to audit what other software you have on the computer and run those malware scans. </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4-01T19:40:09.086000000</dc:date>
    <meta:editing-cycles>224</meta:editing-cycles>
    <meta:editing-duration>PT15H21M20S</meta:editing-duration>
    <meta:document-statistic meta:table-count="0" meta:image-count="0" meta:object-count="0" meta:page-count="4" meta:paragraph-count="19" meta:word-count="1130" meta:character-count="6998" meta:non-whitespace-character-count="5870"/>
    <meta:template xlink:type="simple" xlink:actuate="onRequest" xlink:title="" xlink:href="Normal.dotm"/>
  </office:meta>
</office:document-meta>
</file>